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3" style:family="table-cell" style:parent-style-name="Default" style:data-style-name="N61"/>
    <style:style style:name="ce4" style:family="table-cell" style:parent-style-name="Default" style:data-style-name="N61">
      <style:table-cell-properties style:text-align-source="fix" style:repeat-content="false"/>
      <style:paragraph-properties fo:text-align="end" fo:margin-left="0pt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61">
      <style:table-cell-properties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7" style:family="table-cell" style:parent-style-name="Default" style:data-style-name="N124">
      <style:table-cell-properties style:text-align-source="fix" style:repeat-content="false"/>
      <style:paragraph-properties fo:text-align="end" fo:margin-left="0pt"/>
    </style:style>
    <style:style style:name="ce8" style:family="table-cell" style:parent-style-name="Default" style:data-style-name="N124"/>
    <style:style style:name="ce9" style:family="table-cell" style:parent-style-name="Default" style:data-style-name="N123"/>
    <style:style style:name="ce10" style:family="table-cell" style:parent-style-name="Default" style:data-style-name="N4"/>
    <style:style style:name="ce11" style:family="table-cell" style:parent-style-name="Default" style:data-style-name="N12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3pt" svg:x="424.57pt" svg:y="348.6pt">
            <loext:p draw:notify-on-update-of-ranges="Sheet1.H19:Sheet1.H24 Sheet1.I19:Sheet1.I24 Sheet1.J19:Sheet1.J24 Sheet1.J19:Sheet1.J24 Sheet1.K19:Sheet1.K24 Sheet1.L19:Sheet1.L24 Sheet1.M19:Sheet1.M24 Sheet1.N19:Sheet1.N24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453.46pt" svg:height="255.23pt" svg:x="1062.2pt" svg:y="355.83pt">
            <loext:p draw:notify-on-update-of-ranges="Sheet1.Q19:Sheet1.Q24 Sheet1.R19:Sheet1.R24 Sheet1.S19:Sheet1.S24 Sheet1.S19:Sheet1.S24 Sheet1.T19:Sheet1.T24 Sheet1.U19:Sheet1.U24 Sheet1.V19:Sheet1.V24 Sheet1.W19:Sheet1.W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Mesh 1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/>
          <table:table-cell office:value-type="string" calcext:value-type="string">
            <text:p>There is a difference in the std for SS and dynamic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/>
          <table:table-cell office:value-type="string" calcext:value-type="string">
            <text:p>for SS the std is for the points</text:p>
          </table:table-cell>
          <table:table-cell table:number-columns-repeated="16"/>
        </table:table-row>
        <table:table-row table:style-name="ro1">
          <table:table-cell table:style-name="ce2" office:value-type="string" calcext:value-type="string">
            <text:p>0_0.5</text:p>
          </table:table-cell>
          <table:table-cell office:value-type="float" office:value="4.49282628486203" calcext:value-type="float">
            <text:p>4.4928262849</text:p>
          </table:table-cell>
          <table:table-cell office:value-type="float" office:value="4.35533309344575" calcext:value-type="float">
            <text:p>4.3553330934</text:p>
          </table:table-cell>
          <table:table-cell table:number-columns-repeated="3"/>
          <table:table-cell office:value-type="string" calcext:value-type="string">
            <text:p>In dynamic, the std is for different points of time</text:p>
          </table:table-cell>
          <table:table-cell table:number-columns-repeated="16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24.0397636974282" calcext:value-type="float">
            <text:p>24.0397636974</text:p>
          </table:table-cell>
          <table:table-cell office:value-type="float" office:value="9.47516819591025" calcext:value-type="float">
            <text:p>9.4751681959</text:p>
          </table:table-cell>
          <table:table-cell table:style-name="ce3" office:value-type="float" office:value="74555.2732249585" calcext:value-type="float">
            <text:p>7.46E+04</text:p>
          </table:table-cell>
          <table:table-cell table:style-name="ce3" office:value-type="float" office:value="20306.3278882723" calcext:value-type="float">
            <text:p>2.03E+04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1</text:p>
          </table:table-cell>
          <table:table-cell office:value-type="float" office:value="4.49282628486203" calcext:value-type="float">
            <text:p>4.4928262849</text:p>
          </table:table-cell>
          <table:table-cell office:value-type="float" office:value="4.35533309344575" calcext:value-type="float">
            <text:p>4.3553330934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4.71075427687513" calcext:value-type="float">
            <text:p>4.7107542769</text:p>
          </table:table-cell>
          <table:table-cell table:style-name="ce3" office:value-type="float" office:value="0.894871262089076" calcext:value-type="float">
            <text:p>8.95E-01</text:p>
          </table:table-cell>
          <table:table-cell table:style-name="ce3" office:value-type="float" office:value="12709.1780097432" calcext:value-type="float">
            <text:p>1.27E+04</text:p>
          </table:table-cell>
          <table:table-cell table:style-name="ce3" office:value-type="float" office:value="3510.94685915944" calcext:value-type="float">
            <text:p>3.51E+0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1</text:p>
          </table:table-cell>
          <table:table-cell office:value-type="float" office:value="4.49282628486138" calcext:value-type="float">
            <text:p>4.4928262849</text:p>
          </table:table-cell>
          <table:table-cell office:value-type="float" office:value="4.35533309344561" calcext:value-type="float">
            <text:p>4.3553330934</text:p>
          </table:table-cell>
          <table:table-cell table:style-name="ce3" office:value-type="float" office:value="4643.09922487896" calcext:value-type="float">
            <text:p>4.64E+03</text:p>
          </table:table-cell>
          <table:table-cell table:style-name="ce3" office:value-type="float" office:value="4365.90768176982" calcext:value-type="float">
            <text:p>4.37E+03</text:p>
          </table:table-cell>
          <table:table-cell table:number-columns-repeated="18"/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.98262413601134" calcext:value-type="float">
            <text:p>3.982624136</text:p>
          </table:table-cell>
          <table:table-cell table:style-name="ce3" office:value-type="float" office:value="0.486948455194218" calcext:value-type="float">
            <text:p>4.87E-01</text:p>
          </table:table-cell>
          <table:table-cell table:style-name="ce3" office:value-type="float" office:value="4697.33987881808" calcext:value-type="float">
            <text:p>4.70E+03</text:p>
          </table:table-cell>
          <table:table-cell table:style-name="ce4" office:value-type="float" office:value="566.671629861879" calcext:value-type="float">
            <text:p>5.67E+0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1</text:p>
          </table:table-cell>
          <table:table-cell table:style-name="ce3" office:value-type="float" office:value="4.49282628486033" calcext:value-type="float">
            <text:p>4.49E+00</text:p>
          </table:table-cell>
          <table:table-cell table:style-name="ce3" office:value-type="float" office:value="4.35533309344462" calcext:value-type="float">
            <text:p>4.36E+00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3.96781066787266" calcext:value-type="float">
            <text:p>3.97E+00</text:p>
          </table:table-cell>
          <table:table-cell table:style-name="ce3" office:value-type="float" office:value="0.500425562233234" calcext:value-type="float">
            <text:p>5.00E-01</text:p>
          </table:table-cell>
          <table:table-cell table:style-name="ce3" office:value-type="float" office:value="4378.86200689692" calcext:value-type="float">
            <text:p>4.38E+03</text:p>
          </table:table-cell>
          <table:table-cell table:style-name="ce3" office:value-type="float" office:value="1349.64210036178" calcext:value-type="float">
            <text:p>1.35E+03</text:p>
          </table:table-cell>
          <table:table-cell table:number-columns-repeated="18"/>
        </table:table-row>
        <table:table-row table:style-name="ro1">
          <table:table-cell table:number-columns-repeated="4"/>
          <table:table-cell table:style-name="ce5"/>
          <table:table-cell table:number-columns-repeated="18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8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2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  <table:table-cell table:number-columns-repeated="3"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1</text:p>
          </table:table-cell>
          <table:covered-table-cell/>
          <table:table-cell table:style-name="ce1" office:value-type="string" calcext:value-type="string" table:number-columns-spanned="2" table:number-rows-spanned="1">
            <text:p>Mesh 3</text:p>
          </table:table-cell>
          <table:covered-table-cell/>
        </table:table-row>
        <table:table-row table:style-name="ro1">
          <table:table-cell table:number-columns-repeated="7"/>
          <table:table-cell office:value-type="string" calcext:value-type="string">
            <text:p>Time-step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table:number-columns-repeated="2"/>
          <table:table-cell office:value-type="string" calcext:value-type="string">
            <text:p>Time-step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  <table:table-cell office:value-type="string" calcext:value-type="string">
            <text:p>Error (%)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table:number-columns-repeated="7"/>
          <table:table-cell table:style-name="ce7" office:value-type="string" calcext:value-type="string">
            <text:p>SS</text:p>
          </table:table-cell>
          <table:table-cell table:style-name="ce10" office:value-type="float" office:value="4.49282628486203" calcext:value-type="float">
            <text:p>4.49</text:p>
          </table:table-cell>
          <table:table-cell table:style-name="ce10" office:value-type="float" office:value="4.35533309344575" calcext:value-type="float">
            <text:p>4.36</text:p>
          </table:table-cell>
          <table:table-cell table:style-name="ce10" office:value-type="float" office:value="0.91351128620198" calcext:value-type="float">
            <text:p>0.91</text:p>
          </table:table-cell>
          <table:table-cell table:style-name="ce10" office:value-type="float" office:value="0.925675959434405" calcext:value-type="float">
            <text:p>0.93</text:p>
          </table:table-cell>
          <table:table-cell table:style-name="ce10" office:value-type="float" office:value="0.502164760756812" calcext:value-type="float">
            <text:p>0.50</text:p>
          </table:table-cell>
          <table:table-cell table:style-name="ce10" office:value-type="float" office:value="0.443356398047615" calcext:value-type="float">
            <text:p>0.44</text:p>
          </table:table-cell>
          <table:table-cell table:number-columns-repeated="2"/>
          <table:table-cell table:style-name="ce7" office:value-type="string" calcext:value-type="string">
            <text:p>SS</text:p>
          </table:table-cell>
          <table:table-cell table:style-name="ce3" office:value-type="float" office:value="4643.09922487896" calcext:value-type="float">
            <text:p>4.64E+03</text:p>
          </table:table-cell>
          <table:table-cell table:style-name="ce3" office:value-type="float" office:value="4365.90768176982" calcext:value-type="float">
            <text:p>4.37E+03</text:p>
          </table:table-cell>
          <table:table-cell table:style-name="ce3" office:value-type="float" office:value="2261.61121292618" calcext:value-type="float">
            <text:p>2.26E+03</text:p>
          </table:table-cell>
          <table:table-cell table:style-name="ce3" office:value-type="float" office:value="2993.43338224799" calcext:value-type="float">
            <text:p>2.99E+03</text:p>
          </table:table-cell>
          <table:table-cell table:style-name="ce3" office:value-type="float" office:value="2206.38270754213" calcext:value-type="float">
            <text:p>2.21E+03</text:p>
          </table:table-cell>
          <table:table-cell table:style-name="ce3" office:value-type="float" office:value="2508.87219866327" calcext:value-type="float">
            <text:p>2.51E+03</text:p>
          </table:table-cell>
        </table:table-row>
        <table:table-row table:style-name="ro1">
          <table:table-cell table:style-name="ce1" office:value-type="string" calcext:value-type="string" table:number-columns-spanned="5" table:number-rows-spanned="1">
            <text:p>Mesh 2</text:p>
          </table:table-cell>
          <table:covered-table-cell table:number-columns-repeated="4"/>
          <table:table-cell table:number-columns-repeated="2"/>
          <table:table-cell table:style-name="ce8" office:value-type="float" office:value="0.0001" calcext:value-type="float">
            <text:p>0.0001</text:p>
          </table:table-cell>
          <table:table-cell table:style-name="ce10" table:number-columns-repeated="2"/>
          <table:table-cell table:style-name="ce10" office:value-type="float" office:value="0.812498848527817" calcext:value-type="float">
            <text:p>0.81</text:p>
          </table:table-cell>
          <table:table-cell table:style-name="ce10" office:value-type="float" office:value="0.0780602382037274" calcext:value-type="float">
            <text:p>0.08</text:p>
          </table:table-cell>
          <table:table-cell table:style-name="ce10" office:value-type="float" office:value="0.452524827790606" calcext:value-type="float">
            <text:p>0.45</text:p>
          </table:table-cell>
          <table:table-cell table:style-name="ce10" office:value-type="float" office:value="0.0636770049109018" calcext:value-type="float">
            <text:p>0.06</text:p>
          </table:table-cell>
          <table:table-cell table:number-columns-repeated="2"/>
          <table:table-cell table:style-name="ce8" office:value-type="float" office:value="0.0001" calcext:value-type="float">
            <text:p>0.0001</text:p>
          </table:table-cell>
          <table:table-cell table:style-name="ce10" table:number-columns-repeated="2"/>
          <table:table-cell table:style-name="ce3" office:value-type="float" office:value="2199.66448187032" calcext:value-type="float">
            <text:p>2.20E+03</text:p>
          </table:table-cell>
          <table:table-cell table:style-name="ce3" office:value-type="float" office:value="306.894424189351" calcext:value-type="float">
            <text:p>3.07E+02</text:p>
          </table:table-cell>
          <table:table-cell table:style-name="ce3" office:value-type="float" office:value="2246.45186414244" calcext:value-type="float">
            <text:p>2.25E+03</text:p>
          </table:table-cell>
          <table:table-cell table:style-name="ce6" office:value-type="float" office:value="285.239140859752" calcext:value-type="float">
            <text:p>2.85E+02</text:p>
          </table:table-cell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table:number-columns-repeated="2"/>
          <table:table-cell table:style-name="ce9" office:value-type="float" office:value="0.001" calcext:value-type="float">
            <text:p>0.001</text:p>
          </table:table-cell>
          <table:table-cell table:style-name="ce10" office:value-type="float" office:value="3.96781066787266" calcext:value-type="float">
            <text:p>3.97</text:p>
          </table:table-cell>
          <table:table-cell table:style-name="ce10" office:value-type="float" office:value="0.500425562233234" calcext:value-type="float">
            <text:p>0.50</text:p>
          </table:table-cell>
          <table:table-cell table:style-name="ce10" office:value-type="float" office:value="0.81262224049794" calcext:value-type="float">
            <text:p>0.81</text:p>
          </table:table-cell>
          <table:table-cell table:style-name="ce10" office:value-type="float" office:value="0.0760735345274655" calcext:value-type="float">
            <text:p>0.08</text:p>
          </table:table-cell>
          <table:table-cell table:style-name="ce10" office:value-type="float" office:value="0.464059249385374" calcext:value-type="float">
            <text:p>0.46</text:p>
          </table:table-cell>
          <table:table-cell table:style-name="ce10" office:value-type="float" office:value="0.0667328290407689" calcext:value-type="float">
            <text:p>0.07</text:p>
          </table:table-cell>
          <table:table-cell table:number-columns-repeated="2"/>
          <table:table-cell table:style-name="ce9" office:value-type="float" office:value="0.001" calcext:value-type="float">
            <text:p>0.001</text:p>
          </table:table-cell>
          <table:table-cell table:style-name="ce3" office:value-type="float" office:value="4378.86200689692" calcext:value-type="float">
            <text:p>4.38E+03</text:p>
          </table:table-cell>
          <table:table-cell table:style-name="ce3" office:value-type="float" office:value="1349.64210036178" calcext:value-type="float">
            <text:p>1.35E+03</text:p>
          </table:table-cell>
          <table:table-cell table:style-name="ce3" office:value-type="float" office:value="2458.58404330502" calcext:value-type="float">
            <text:p>2.46E+03</text:p>
          </table:table-cell>
          <table:table-cell table:style-name="ce4" office:value-type="float" office:value="197.655480994147" calcext:value-type="float">
            <text:p>1.98E+02</text:p>
          </table:table-cell>
          <table:table-cell table:style-name="ce3" office:value-type="float" office:value="4010.1671773045" calcext:value-type="float">
            <text:p>4.01E+03</text:p>
          </table:table-cell>
          <table:table-cell table:style-name="ce3" office:value-type="float" office:value="759.629070488404" calcext:value-type="float">
            <text:p>7.60E+02</text:p>
          </table:table-cell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2"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3.98262413601134" calcext:value-type="float">
            <text:p>3.98</text:p>
          </table:table-cell>
          <table:table-cell table:style-name="ce10" office:value-type="float" office:value="0.486948455194218" calcext:value-type="float">
            <text:p>0.49</text:p>
          </table:table-cell>
          <table:table-cell table:style-name="ce10" office:value-type="float" office:value="0.919747305195354" calcext:value-type="float">
            <text:p>0.92</text:p>
          </table:table-cell>
          <table:table-cell table:style-name="ce10" office:value-type="float" office:value="0.223751587240961" calcext:value-type="float">
            <text:p>0.22</text:p>
          </table:table-cell>
          <table:table-cell table:style-name="ce10" office:value-type="float" office:value="2.39045351926594" calcext:value-type="float">
            <text:p>2.39</text:p>
          </table:table-cell>
          <table:table-cell table:style-name="ce10" office:value-type="float" office:value="2.88925074723552" calcext:value-type="float">
            <text:p>2.89</text:p>
          </table:table-cell>
          <table:table-cell table:number-columns-repeated="2"/>
          <table:table-cell table:style-name="ce10" office:value-type="float" office:value="0.01" calcext:value-type="float">
            <text:p>0.01</text:p>
          </table:table-cell>
          <table:table-cell table:style-name="ce3" office:value-type="float" office:value="4697.33987881808" calcext:value-type="float">
            <text:p>4.70E+03</text:p>
          </table:table-cell>
          <table:table-cell table:style-name="ce4" office:value-type="float" office:value="566.671629861879" calcext:value-type="float">
            <text:p>5.67E+02</text:p>
          </table:table-cell>
          <table:table-cell table:style-name="ce3" office:value-type="float" office:value="6926.04210910034" calcext:value-type="float">
            <text:p>6.93E+03</text:p>
          </table:table-cell>
          <table:table-cell table:style-name="ce3" office:value-type="float" office:value="1583.28445435092" calcext:value-type="float">
            <text:p>1.58E+03</text:p>
          </table:table-cell>
          <table:table-cell table:style-name="ce3" office:value-type="float" office:value="28758.2661687059" calcext:value-type="float">
            <text:p>2.88E+04</text:p>
          </table:table-cell>
          <table:table-cell table:style-name="ce3" office:value-type="float" office:value="18246.4939078248" calcext:value-type="float">
            <text:p>1.82E+04</text:p>
          </table:table-cell>
        </table:table-row>
        <table:table-row table:style-name="ro1">
          <table:table-cell table:style-name="ce2" office:value-type="string" calcext:value-type="string">
            <text:p>0_0.1</text:p>
          </table:table-cell>
          <table:table-cell table:style-name="ce3" office:value-type="float" office:value="0.91351128620198" calcext:value-type="float">
            <text:p>9.14E-01</text:p>
          </table:table-cell>
          <table:table-cell table:style-name="ce3" office:value-type="float" office:value="0.925675959434405" calcext:value-type="float">
            <text:p>9.26E-01</text:p>
          </table:table-cell>
          <table:table-cell table:number-columns-repeated="4"/>
          <table:table-cell table:style-name="ce11" office:value-type="float" office:value="0.1" calcext:value-type="float">
            <text:p>0.1</text:p>
          </table:table-cell>
          <table:table-cell table:style-name="ce10" office:value-type="float" office:value="4.71075427687513" calcext:value-type="float">
            <text:p>4.71</text:p>
          </table:table-cell>
          <table:table-cell table:style-name="ce10" office:value-type="float" office:value="0.894871262089076" calcext:value-type="float">
            <text:p>0.89</text:p>
          </table:table-cell>
          <table:table-cell table:style-name="ce10" office:value-type="float" office:value="13.4289806903216" calcext:value-type="float">
            <text:p>13.43</text:p>
          </table:table-cell>
          <table:table-cell table:style-name="ce10" office:value-type="float" office:value="8.86708570112791" calcext:value-type="float">
            <text:p>8.87</text:p>
          </table:table-cell>
          <table:table-cell table:style-name="ce10" table:number-columns-repeated="2"/>
          <table:table-cell table:number-columns-repeated="2"/>
          <table:table-cell table:style-name="ce11" office:value-type="float" office:value="0.1" calcext:value-type="float">
            <text:p>0.1</text:p>
          </table:table-cell>
          <table:table-cell table:style-name="ce3" office:value-type="float" office:value="12709.1780097432" calcext:value-type="float">
            <text:p>1.27E+04</text:p>
          </table:table-cell>
          <table:table-cell table:style-name="ce3" office:value-type="float" office:value="3510.94685915944" calcext:value-type="float">
            <text:p>3.51E+03</text:p>
          </table:table-cell>
          <table:table-cell table:style-name="ce3" office:value-type="float" office:value="86510.9179883805" calcext:value-type="float">
            <text:p>8.65E+04</text:p>
          </table:table-cell>
          <table:table-cell table:style-name="ce3" office:value-type="float" office:value="28661.852816988" calcext:value-type="float">
            <text:p>2.87E+04</text:p>
          </table:table-cell>
          <table:table-cell table:style-name="ce10" table:number-columns-repeated="2"/>
        </table:table-row>
        <table:table-row table:style-name="ro1">
          <table:table-cell office:value-type="float" office:value="0.1" calcext:value-type="float">
            <text:p>0.1</text:p>
          </table:table-cell>
          <table:table-cell table:style-name="ce3" office:value-type="float" office:value="13.4289806903216" calcext:value-type="float">
            <text:p>1.34E+01</text:p>
          </table:table-cell>
          <table:table-cell table:style-name="ce3" office:value-type="float" office:value="8.86708570112791" calcext:value-type="float">
            <text:p>8.87E+00</text:p>
          </table:table-cell>
          <table:table-cell table:style-name="ce3" office:value-type="float" office:value="86510.9179883805" calcext:value-type="float">
            <text:p>8.65E+04</text:p>
          </table:table-cell>
          <table:table-cell table:style-name="ce3" office:value-type="float" office:value="28661.852816988" calcext:value-type="float">
            <text:p>2.87E+04</text:p>
          </table:table-cell>
          <table:table-cell table:number-columns-repeated="2"/>
          <table:table-cell table:style-name="ce11" office:value-type="float" office:value="0.5" calcext:value-type="float">
            <text:p>0.5</text:p>
          </table:table-cell>
          <table:table-cell table:style-name="ce10" office:value-type="float" office:value="24.0397636974282" calcext:value-type="float">
            <text:p>24.04</text:p>
          </table:table-cell>
          <table:table-cell table:style-name="ce10" office:value-type="float" office:value="9.47516819591025" calcext:value-type="float">
            <text:p>9.48</text:p>
          </table:table-cell>
          <table:table-cell table:style-name="ce10" table:number-columns-repeated="4"/>
          <table:table-cell table:number-columns-repeated="2"/>
          <table:table-cell table:style-name="ce11" office:value-type="float" office:value="0.5" calcext:value-type="float">
            <text:p>0.5</text:p>
          </table:table-cell>
          <table:table-cell table:style-name="ce3" office:value-type="float" office:value="74555.2732249585" calcext:value-type="float">
            <text:p>7.46E+04</text:p>
          </table:table-cell>
          <table:table-cell table:style-name="ce3" office:value-type="float" office:value="20306.3278882723" calcext:value-type="float">
            <text:p>2.03E+04</text:p>
          </table:table-cell>
          <table:table-cell table:style-name="ce10" table:number-columns-repeated="4"/>
        </table:table-row>
        <table:table-row table:style-name="ro1">
          <table:table-cell table:style-name="ce2" office:value-type="string" calcext:value-type="string">
            <text:p>0_0.01</text:p>
          </table:table-cell>
          <table:table-cell table:style-name="ce3" office:value-type="float" office:value="0.913511286202075" calcext:value-type="float">
            <text:p>9.14E-01</text:p>
          </table:table-cell>
          <table:table-cell table:style-name="ce3" office:value-type="float" office:value="0.925675959434386" calcext:value-type="float">
            <text:p>9.26E-01</text:p>
          </table:table-cell>
          <table:table-cell table:style-name="ce3" office:value-type="float" office:value="2261.61121292618" calcext:value-type="float">
            <text:p>2.26E+03</text:p>
          </table:table-cell>
          <table:table-cell table:style-name="ce3" office:value-type="float" office:value="2993.43338224799" calcext:value-type="float">
            <text:p>2.99E+03</text:p>
          </table:table-cell>
          <table:table-cell table:number-columns-repeated="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0.919747305195354" calcext:value-type="float">
            <text:p>9.20E-01</text:p>
          </table:table-cell>
          <table:table-cell table:style-name="ce3" office:value-type="float" office:value="0.223751587240961" calcext:value-type="float">
            <text:p>2.24E-01</text:p>
          </table:table-cell>
          <table:table-cell table:style-name="ce3" office:value-type="float" office:value="6926.04210910034" calcext:value-type="float">
            <text:p>6.93E+03</text:p>
          </table:table-cell>
          <table:table-cell table:style-name="ce3" office:value-type="float" office:value="1583.28445435092" calcext:value-type="float">
            <text:p>1.58E+03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1</text:p>
          </table:table-cell>
          <table:table-cell table:style-name="ce3" office:value-type="float" office:value="0.913511286201485" calcext:value-type="float">
            <text:p>9.14E-01</text:p>
          </table:table-cell>
          <table:table-cell table:style-name="ce3" office:value-type="float" office:value="0.925675959434209" calcext:value-type="float">
            <text:p>9.26E-01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0.81262224049794" calcext:value-type="float">
            <text:p>8.13E-01</text:p>
          </table:table-cell>
          <table:table-cell table:style-name="ce3" office:value-type="float" office:value="0.0760735345274655" calcext:value-type="float">
            <text:p>7.61E-02</text:p>
          </table:table-cell>
          <table:table-cell table:style-name="ce3" office:value-type="float" office:value="2458.58404330502" calcext:value-type="float">
            <text:p>2.46E+03</text:p>
          </table:table-cell>
          <table:table-cell table:style-name="ce4" office:value-type="float" office:value="197.655480994147" calcext:value-type="float">
            <text:p>1.98E+0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01</text:p>
          </table:table-cell>
          <table:table-cell table:style-name="ce3" office:value-type="float" office:value="0.913511286186796" calcext:value-type="float">
            <text:p>9.14E-01</text:p>
          </table:table-cell>
          <table:table-cell table:style-name="ce3" office:value-type="float" office:value="0.925675959429248" calcext:value-type="float">
            <text:p>9.26E-01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812498848527817" calcext:value-type="float">
            <text:p>8.12E-01</text:p>
          </table:table-cell>
          <table:table-cell table:style-name="ce3" office:value-type="float" office:value="0.0780602382037274" calcext:value-type="float">
            <text:p>7.81E-02</text:p>
          </table:table-cell>
          <table:table-cell table:style-name="ce3" office:value-type="float" office:value="2199.66448187032" calcext:value-type="float">
            <text:p>2.20E+03</text:p>
          </table:table-cell>
          <table:table-cell table:style-name="ce3" office:value-type="float" office:value="306.894424189351" calcext:value-type="float">
            <text:p>3.07E+02</text:p>
          </table:table-cell>
          <table:table-cell table:number-columns-repeated="18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table:style-name="ce3" table:number-columns-repeated="2"/>
          <table:table-cell/>
          <table:table-cell table:style-name="ce3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table:style-name="ce3" table:number-columns-repeated="2"/>
          <table:table-cell/>
          <table:table-cell table:style-name="ce3" table:number-columns-repeated="4"/>
        </table:table-row>
        <table:table-row table:style-name="ro1">
          <table:table-cell table:number-columns-repeated="23"/>
        </table:table-row>
        <table:table-row table:style-name="ro1">
          <table:table-cell table:number-columns-repeated="16"/>
          <table:table-cell table:style-name="ce3" table:number-columns-repeated="2"/>
          <table:table-cell/>
          <table:table-cell table:style-name="ce3" table:number-columns-repeated="2"/>
          <table:table-cell table:number-columns-repeated="2"/>
        </table:table-row>
        <table:table-row table:style-name="ro1" table:number-rows-repeated="3">
          <table:table-cell table:number-columns-repeated="23"/>
        </table:table-row>
        <table:table-row table:style-name="ro1">
          <table:table-cell table:style-name="ce1" office:value-type="string" calcext:value-type="string" table:number-columns-spanned="5" table:number-rows-spanned="1">
            <text:p>Mesh 3</text:p>
          </table:table-cell>
          <table:covered-table-cell table:number-columns-repeated="4"/>
          <table:table-cell table:number-columns-repeated="18"/>
        </table:table-row>
        <table:table-row table:style-name="ro1">
          <table:table-cell/>
          <table:table-cell table:style-name="ce1" office:value-type="string" calcext:value-type="string" table:number-columns-spanned="2" table:number-rows-spanned="1">
            <text:p>Temperature</text:p>
          </table:table-cell>
          <table:covered-table-cell/>
          <table:table-cell table:style-name="ce1" office:value-type="string" calcext:value-type="string" table:number-columns-spanned="2" table:number-rows-spanned="1">
            <text:p>Heat flux</text:p>
          </table:table-cell>
          <table:covered-table-cell/>
          <table:table-cell table:number-columns-repeated="18"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1</text:p>
          </table:table-cell>
          <table:table-cell table:style-name="ce3" office:value-type="float" office:value="0.502164760756812" calcext:value-type="float">
            <text:p>5.02E-01</text:p>
          </table:table-cell>
          <table:table-cell table:style-name="ce3" office:value-type="float" office:value="0.443356398047615" calcext:value-type="float">
            <text:p>4.43E-01</text:p>
          </table:table-cell>
          <table:table-cell table:style-name="ce3" office:value-type="float" office:value="2206.38270754213" calcext:value-type="float">
            <text:p>2.21E+03</text:p>
          </table:table-cell>
          <table:table-cell table:style-name="ce3" office:value-type="float" office:value="2508.87219866327" calcext:value-type="float">
            <text:p>2.51E+03</text:p>
          </table:table-cell>
          <table:table-cell table:number-columns-repeated="18"/>
        </table:table-row>
        <table:table-row table:style-name="ro1">
          <table:table-cell office:value-type="float" office:value="0.01" calcext:value-type="float">
            <text:p>0.01</text:p>
          </table:table-cell>
          <table:table-cell table:style-name="ce3" office:value-type="float" office:value="2.39045351926594" calcext:value-type="float">
            <text:p>2.39E+00</text:p>
          </table:table-cell>
          <table:table-cell table:style-name="ce3" office:value-type="float" office:value="2.88925074723552" calcext:value-type="float">
            <text:p>2.89E+00</text:p>
          </table:table-cell>
          <table:table-cell table:style-name="ce3" office:value-type="float" office:value="28758.2661687059" calcext:value-type="float">
            <text:p>2.88E+04</text:p>
          </table:table-cell>
          <table:table-cell table:style-name="ce3" office:value-type="float" office:value="18246.4939078248" calcext:value-type="float">
            <text:p>1.82E+04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1</text:p>
          </table:table-cell>
          <table:table-cell table:style-name="ce3" office:value-type="float" office:value="0.502164760756888" calcext:value-type="float">
            <text:p>5.02E-01</text:p>
          </table:table-cell>
          <table:table-cell table:style-name="ce3" office:value-type="float" office:value="0.4433563980476" calcext:value-type="float">
            <text:p>4.43E-01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001" calcext:value-type="float">
            <text:p>0.001</text:p>
          </table:table-cell>
          <table:table-cell table:style-name="ce3" office:value-type="float" office:value="0.464059249385374" calcext:value-type="float">
            <text:p>4.64E-01</text:p>
          </table:table-cell>
          <table:table-cell table:style-name="ce3" office:value-type="float" office:value="0.0667328290407689" calcext:value-type="float">
            <text:p>6.67E-02</text:p>
          </table:table-cell>
          <table:table-cell table:style-name="ce3" office:value-type="float" office:value="4010.1671773045" calcext:value-type="float">
            <text:p>4.01E+03</text:p>
          </table:table-cell>
          <table:table-cell table:style-name="ce3" office:value-type="float" office:value="759.629070488404" calcext:value-type="float">
            <text:p>7.60E+0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01</text:p>
          </table:table-cell>
          <table:table-cell table:style-name="ce3" office:value-type="float" office:value="0.502164760761043" calcext:value-type="float">
            <text:p>5.02E-01</text:p>
          </table:table-cell>
          <table:table-cell table:style-name="ce3" office:value-type="float" office:value="0.443356398048412" calcext:value-type="float">
            <text:p>4.43E-01</text:p>
          </table:table-cell>
          <table:table-cell table:style-name="ce3" table:number-columns-repeated="2"/>
          <table:table-cell table:number-columns-repeated="18"/>
        </table:table-row>
        <table:table-row table:style-name="ro1">
          <table:table-cell office:value-type="float" office:value="0.0001" calcext:value-type="float">
            <text:p>0.0001</text:p>
          </table:table-cell>
          <table:table-cell table:style-name="ce3" office:value-type="float" office:value="0.452524827790606" calcext:value-type="float">
            <text:p>4.53E-01</text:p>
          </table:table-cell>
          <table:table-cell table:style-name="ce3" office:value-type="float" office:value="0.0636770049109018" calcext:value-type="float">
            <text:p>6.37E-02</text:p>
          </table:table-cell>
          <table:table-cell table:style-name="ce3" office:value-type="float" office:value="2246.45186414244" calcext:value-type="float">
            <text:p>2.25E+03</text:p>
          </table:table-cell>
          <table:table-cell table:style-name="ce6" office:value-type="float" office:value="285.239140859752" calcext:value-type="float">
            <text:p>2.85E+02</text:p>
          </table:table-cell>
          <table:table-cell table:number-columns-repeated="18"/>
        </table:table-row>
        <table:table-row table:style-name="ro1">
          <table:table-cell table:style-name="ce2" office:value-type="string" calcext:value-type="string">
            <text:p>0_0.00001</text:p>
          </table:table-cell>
          <table:table-cell table:style-name="ce3" table:number-columns-repeated="4"/>
          <table:table-cell table:number-columns-repeated="18"/>
        </table:table-row>
        <table:table-row table:style-name="ro1">
          <table:table-cell office:value-type="float" office:value="0.00001" calcext:value-type="float">
            <text:p>0.00001</text:p>
          </table:table-cell>
          <table:table-cell table:style-name="ce3" table:number-columns-repeated="4"/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 number:grouping="true"/>
    </number:number-style>
    <number:number-style style:name="N123">
      <number:number number:decimal-places="3" loext:min-decimal-places="3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number:number-style style:name="N125">
      <number:number number:decimal-places="5" loext:min-decimal-places="5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2">00/00/0000</text:date>, <text:time style:data-style-name="N2" text:time-value="23:47:38.34403569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5T17:54:54.192195432</meta:creation-date>
    <dc:date>2016-02-03T23:16:14.992186112</dc:date>
    <meta:editing-duration>PT13H1M25S</meta:editing-duration>
    <meta:editing-cycles>28</meta:editing-cycles>
    <meta:generator>LibreOffice/5.1.3.2$Linux_X86_64 LibreOffice_project/10m0$Build-2</meta:generator>
    <meta:document-statistic meta:table-count="1" meta:cell-count="21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24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124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61">
      <style:chart-properties chart:display-label="true" chart:logarithmic="false" chart:maximum="120000" chart:interval-minor-divisor="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link-data-style-to-source="true" chart:error-category="cell-range" chart:error-upper-range="Sheet1.S19:Sheet1.S24" chart:error-lower-range="Sheet1.S19:Sheet1.S2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S19:Sheet1.S24" loext:std-weight="1"/>
      <style:graphic-properties draw:stroke="solid" svg:stroke-width="0.051cm" svg:stroke-color="#004586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U19:Sheet1.U2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U19:Sheet1.U24" loext:std-weight="1"/>
      <style:graphic-properties draw:stroke="solid" svg:stroke-width="0.051cm" svg:stroke-color="#ff420e" svg:stroke-opacity="100%" draw:stroke-linejoin="round"/>
    </style:style>
    <style:style style:name="ch15" style:family="chart" style:data-style-name="N4">
      <style:chart-properties chart:link-data-style-to-source="true" chart:error-category="cell-range" chart:error-upper-range="Sheet1.W19:Sheet1.W2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W19:Sheet1.W24" loext:std-weight="1"/>
      <style:graphic-properties draw:stroke="solid" svg:stroke-width="0.051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top" svg:x="5.633cm" svg:y="0.185cm" style:legend-expansion="wide" chart:style-name="ch2"/>
        <chart:plot-area chart:style-name="ch3" table:cell-range-address="Sheet1.Q19:Sheet1.R24 Sheet1.T19:Sheet1.T24 Sheet1.V19:Sheet1.V24" chart:data-source-has-labels="both" svg:x="1.33cm" svg:y="0.963cm" svg:width="14.349cm" svg:height="6.881cm">
          <chartooo:coordinate-region svg:x="3.063cm" svg:y="1.162cm" svg:width="12.616cm" svg:height="6.035cm"/>
          <chart:axis chart:dimension="x" chart:name="primary-x" chart:style-name="ch4" chartooo:axis-type="auto">
            <chartooo:date-scale/>
            <chart:title svg:x="7.521cm" svg:y="8.024cm" chart:style-name="ch5">
              <text:p>Time-step (s)</text:p>
            </chart:title>
            <chart:categories table:cell-range-address="Sheet1.Q19:Sheet1.Q24"/>
            <chart:grid chart:style-name="ch6" chart:class="major"/>
          </chart:axis>
          <chart:axis chart:dimension="y" chart:name="primary-y" chart:style-name="ch7">
            <chart:title svg:x="0.451cm" svg:y="6.378cm" chart:style-name="ch8">
              <text:p>Absolute Difference (W/m²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R19:Sheet1.R24" loext:label-string="mesh1" chart:class="chart:bar">
            <chart:error-indicator chart:style-name="ch12" chart:dimension="y"/>
            <chart:data-point chart:repeated="6"/>
          </chart:series>
          <chart:series chart:style-name="ch13" chart:values-cell-range-address="Sheet1.T19:Sheet1.T24" loext:label-string="mesh2" chart:class="chart:bar">
            <chart:error-indicator chart:style-name="ch14" chart:dimension="y"/>
            <chart:data-point chart:repeated="6"/>
          </chart:series>
          <chart:series chart:style-name="ch15" chart:values-cell-range-address="Sheet1.V19:Sheet1.V24" loext:label-string="mesh3" chart:class="chart:bar">
            <chart:error-indicator chart:style-name="ch16" chart:dimension="y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S</text:p>
              </table:table-cell>
              <table:table-cell office:value-type="string">
                <text:p>Column S</text:p>
              </table:table-cell>
              <table:table-cell office:value-type="string">
                <text:p>mesh2</text:p>
              </table:table-cell>
              <table:table-cell office:value-type="string">
                <text:p>Column U</text:p>
              </table:table-cell>
              <table:table-cell office:value-type="string">
                <text:p>mesh3</text:p>
              </table:table-cell>
              <table:table-cell office:value-type="string">
                <text:p>Column W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Q19:Sheet1.Q24</svg:desc>
                </draw:g>
              </table:table-cell>
              <table:table-cell office:value-type="float" office:value="4643.09922487896">
                <text:p>4643.09922487896</text:p>
                <draw:g>
                  <svg:desc>Sheet1.R19:Sheet1.R24</svg:desc>
                </draw:g>
              </table:table-cell>
              <table:table-cell office:value-type="float" office:value="4365.90768176982">
                <text:p>4365.90768176982</text:p>
                <draw:g>
                  <svg:desc>Sheet1.S19:Sheet1.S24</svg:desc>
                </draw:g>
              </table:table-cell>
              <table:table-cell office:value-type="float" office:value="4365.90768176982">
                <text:p>4365.90768176982</text:p>
                <draw:g>
                  <svg:desc>Sheet1.S19:Sheet1.S24</svg:desc>
                </draw:g>
              </table:table-cell>
              <table:table-cell office:value-type="float" office:value="2261.61121292618">
                <text:p>2261.61121292618</text:p>
                <draw:g>
                  <svg:desc>Sheet1.T19:Sheet1.T24</svg:desc>
                </draw:g>
              </table:table-cell>
              <table:table-cell office:value-type="float" office:value="2993.43338224799">
                <text:p>2993.43338224799</text:p>
                <draw:g>
                  <svg:desc>Sheet1.U19:Sheet1.U24</svg:desc>
                </draw:g>
              </table:table-cell>
              <table:table-cell office:value-type="float" office:value="2206.38270754213">
                <text:p>2206.38270754213</text:p>
                <draw:g>
                  <svg:desc>Sheet1.V19:Sheet1.V24</svg:desc>
                </draw:g>
              </table:table-cell>
              <table:table-cell office:value-type="float" office:value="2508.87219866327">
                <text:p>2508.87219866327</text:p>
                <draw:g>
                  <svg:desc>Sheet1.W19:Sheet1.W24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199.66448187032">
                <text:p>2199.66448187032</text:p>
              </table:table-cell>
              <table:table-cell office:value-type="float" office:value="306.894424189351">
                <text:p>306.894424189351</text:p>
              </table:table-cell>
              <table:table-cell office:value-type="float" office:value="2246.45186414244">
                <text:p>2246.45186414244</text:p>
              </table:table-cell>
              <table:table-cell office:value-type="float" office:value="285.239140859752">
                <text:p>285.239140859752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4378.86200689692">
                <text:p>4378.86200689692</text:p>
              </table:table-cell>
              <table:table-cell office:value-type="float" office:value="1349.64210036178">
                <text:p>1349.64210036178</text:p>
              </table:table-cell>
              <table:table-cell office:value-type="float" office:value="1349.64210036178">
                <text:p>1349.64210036178</text:p>
              </table:table-cell>
              <table:table-cell office:value-type="float" office:value="2458.58404330502">
                <text:p>2458.58404330502</text:p>
              </table:table-cell>
              <table:table-cell office:value-type="float" office:value="197.655480994147">
                <text:p>197.655480994147</text:p>
              </table:table-cell>
              <table:table-cell office:value-type="float" office:value="4010.1671773045">
                <text:p>4010.1671773045</text:p>
              </table:table-cell>
              <table:table-cell office:value-type="float" office:value="759.629070488404">
                <text:p>759.629070488404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4697.33987881808">
                <text:p>4697.33987881808</text:p>
              </table:table-cell>
              <table:table-cell office:value-type="float" office:value="566.671629861879">
                <text:p>566.671629861879</text:p>
              </table:table-cell>
              <table:table-cell office:value-type="float" office:value="566.671629861879">
                <text:p>566.671629861879</text:p>
              </table:table-cell>
              <table:table-cell office:value-type="float" office:value="6926.04210910034">
                <text:p>6926.04210910034</text:p>
              </table:table-cell>
              <table:table-cell office:value-type="float" office:value="1583.28445435092">
                <text:p>1583.28445435092</text:p>
              </table:table-cell>
              <table:table-cell office:value-type="float" office:value="28758.2661687059">
                <text:p>28758.2661687059</text:p>
              </table:table-cell>
              <table:table-cell office:value-type="float" office:value="18246.4939078248">
                <text:p>18246.4939078248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12709.1780097432">
                <text:p>12709.1780097432</text:p>
              </table:table-cell>
              <table:table-cell office:value-type="float" office:value="3510.94685915944">
                <text:p>3510.94685915944</text:p>
              </table:table-cell>
              <table:table-cell office:value-type="float" office:value="3510.94685915944">
                <text:p>3510.94685915944</text:p>
              </table:table-cell>
              <table:table-cell office:value-type="float" office:value="86510.9179883805">
                <text:p>86510.9179883805</text:p>
              </table:table-cell>
              <table:table-cell office:value-type="float" office:value="28661.852816988">
                <text:p>28661.8528169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74555.2732249585">
                <text:p>74555.2732249585</text:p>
              </table:table-cell>
              <table:table-cell office:value-type="float" office:value="20306.3278882723">
                <text:p>20306.3278882723</text:p>
              </table:table-cell>
              <table:table-cell office:value-type="float" office:value="20306.3278882723">
                <text:p>20306.32788827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24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4" style:family="chart" style:data-style-name="N124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ffffff"/>
    </style:style>
    <style:style style:name="ch7" style:family="chart" style:data-style-name="N4">
      <style:chart-properties chart:display-label="true" chart:logarithmic="false" chart:maximum="35" chart:interval-minor-divisor="5" chart:reverse-direction="false" text:line-break="false" loext:try-staggering-first="tru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graphic-properties svg:stroke-color="#dddddd"/>
    </style:style>
    <style:style style:name="ch11" style:family="chart" style:data-style-name="N4">
      <style:chart-properties chart:link-data-style-to-source="true" chart:error-category="cell-range" chart:error-upper-range="Sheet1.J19:Sheet1.J24" chart:error-lower-range="Sheet1.J19:Sheet1.J24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false" chart:error-category="cell-range" chart:error-upper-range="Sheet1.J19:Sheet1.J24" loext:std-weight="1"/>
      <style:graphic-properties draw:stroke="solid" svg:stroke-width="0.051cm" svg:stroke-color="#004586" svg:stroke-opacity="100%" draw:stroke-linejoin="round"/>
    </style:style>
    <style:style style:name="ch13" style:family="chart" style:data-style-name="N4">
      <style:chart-properties chart:link-data-style-to-source="true" chart:error-category="cell-range" chart:error-upper-range="Sheet1.L19:Sheet1.L24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false" chart:error-category="cell-range" chart:error-upper-range="Sheet1.L19:Sheet1.L24" loext:std-weight="1"/>
      <style:graphic-properties draw:stroke="solid" svg:stroke-width="0.051cm" svg:stroke-color="#ff420e" svg:stroke-opacity="100%" draw:stroke-linejoin="round"/>
    </style:style>
    <style:style style:name="ch15" style:family="chart" style:data-style-name="N4">
      <style:chart-properties chart:link-data-style-to-source="true" chart:error-category="cell-range" chart:error-upper-range="Sheet1.N19:Sheet1.N24"/>
      <style:graphic-properties draw:stroke="none" draw:fill-color="#ffd320" dr3d:edge-rounding="5%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false" chart:error-category="cell-range" chart:error-upper-range="Sheet1.N19:Sheet1.N24" loext:std-weight="1"/>
      <style:graphic-properties draw:stroke="solid" svg:stroke-width="0.051cm" svg:stroke-color="#ffd320" svg:stroke-opacity="100%" draw:stroke-linejoin="round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legend chart:legend-position="top" svg:x="5.633cm" svg:y="0.185cm" style:legend-expansion="wide" chart:style-name="ch2"/>
        <chart:plot-area chart:style-name="ch3" table:cell-range-address="Sheet1.H19:Sheet1.I24 Sheet1.K19:Sheet1.K24 Sheet1.M19:Sheet1.M24" chart:data-source-has-labels="both" svg:x="1.33cm" svg:y="0.963cm" svg:width="14.349cm" svg:height="6.881cm">
          <chartooo:coordinate-region svg:x="2.428cm" svg:y="1.163cm" svg:width="13.251cm" svg:height="6.034cm"/>
          <chart:axis chart:dimension="x" chart:name="primary-x" chart:style-name="ch4" chartooo:axis-type="auto">
            <chartooo:date-scale/>
            <chart:title svg:x="7.521cm" svg:y="8.024cm" chart:style-name="ch5">
              <text:p>Time-step (s)</text:p>
            </chart:title>
            <chart:categories table:cell-range-address="Sheet1.H19:Sheet1.H24"/>
            <chart:grid chart:style-name="ch6" chart:class="major"/>
          </chart:axis>
          <chart:axis chart:dimension="y" chart:name="primary-y" chart:style-name="ch7">
            <chart:title svg:x="0.451cm" svg:y="5.783cm" chart:style-name="ch8">
              <text:p>Absolute Error (%)</text:p>
            </chart:title>
            <chart:grid chart:style-name="ch9" chart:class="major"/>
            <chart:grid chart:style-name="ch10" chart:class="minor"/>
          </chart:axis>
          <chart:series chart:style-name="ch11" chart:values-cell-range-address="Sheet1.I19:Sheet1.I24" loext:label-string="mesh1" chart:class="chart:bar">
            <chart:error-indicator chart:style-name="ch12" chart:dimension="y"/>
            <chart:data-point chart:repeated="6"/>
          </chart:series>
          <chart:series chart:style-name="ch13" chart:values-cell-range-address="Sheet1.K19:Sheet1.K24" loext:label-string="mesh2" chart:class="chart:bar">
            <chart:error-indicator chart:style-name="ch14" chart:dimension="y"/>
            <chart:data-point chart:repeated="6"/>
          </chart:series>
          <chart:series chart:style-name="ch15" chart:values-cell-range-address="Sheet1.M19:Sheet1.M24" loext:label-string="mesh3" chart:class="chart:bar">
            <chart:error-indicator chart:style-name="ch16" chart:dimension="y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sh1</text:p>
              </table:table-cell>
              <table:table-cell office:value-type="string">
                <text:p>Column J</text:p>
              </table:table-cell>
              <table:table-cell office:value-type="string">
                <text:p>Column J</text:p>
              </table:table-cell>
              <table:table-cell office:value-type="string">
                <text:p>mesh2</text:p>
              </table:table-cell>
              <table:table-cell office:value-type="string">
                <text:p>Column L</text:p>
              </table:table-cell>
              <table:table-cell office:value-type="string">
                <text:p>mesh3</text:p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SS</text:p>
                <draw:g>
                  <svg:desc>Sheet1.H19:Sheet1.H24</svg:desc>
                </draw:g>
              </table:table-cell>
              <table:table-cell office:value-type="float" office:value="4.49282628486203">
                <text:p>4.49282628486203</text:p>
                <draw:g>
                  <svg:desc>Sheet1.I19:Sheet1.I24</svg:desc>
                </draw:g>
              </table:table-cell>
              <table:table-cell office:value-type="float" office:value="4.35533309344575">
                <text:p>4.35533309344575</text:p>
                <draw:g>
                  <svg:desc>Sheet1.J19:Sheet1.J24</svg:desc>
                </draw:g>
              </table:table-cell>
              <table:table-cell office:value-type="float" office:value="4.35533309344575">
                <text:p>4.35533309344575</text:p>
                <draw:g>
                  <svg:desc>Sheet1.J19:Sheet1.J24</svg:desc>
                </draw:g>
              </table:table-cell>
              <table:table-cell office:value-type="float" office:value="0.91351128620198">
                <text:p>0.91351128620198</text:p>
                <draw:g>
                  <svg:desc>Sheet1.K19:Sheet1.K24</svg:desc>
                </draw:g>
              </table:table-cell>
              <table:table-cell office:value-type="float" office:value="0.925675959434405">
                <text:p>0.925675959434405</text:p>
                <draw:g>
                  <svg:desc>Sheet1.L19:Sheet1.L24</svg:desc>
                </draw:g>
              </table:table-cell>
              <table:table-cell office:value-type="float" office:value="0.502164760756812">
                <text:p>0.502164760756812</text:p>
                <draw:g>
                  <svg:desc>Sheet1.M19:Sheet1.M24</svg:desc>
                </draw:g>
              </table:table-cell>
              <table:table-cell office:value-type="float" office:value="0.443356398047615">
                <text:p>0.443356398047615</text:p>
                <draw:g>
                  <svg:desc>Sheet1.N19:Sheet1.N24</svg:desc>
                </draw:g>
              </table:table-cell>
            </table:table-row>
            <table:table-row>
              <table:table-cell office:value-type="float" office:value="0.0001">
                <text:p>0.00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812498848527817">
                <text:p>0.812498848527817</text:p>
              </table:table-cell>
              <table:table-cell office:value-type="float" office:value="0.0780602382037274">
                <text:p>0.0780602382037274</text:p>
              </table:table-cell>
              <table:table-cell office:value-type="float" office:value="0.452524827790606">
                <text:p>0.452524827790606</text:p>
              </table:table-cell>
              <table:table-cell office:value-type="float" office:value="0.0636770049109018">
                <text:p>0.0636770049109018</text:p>
              </table:table-cell>
            </table:table-row>
            <table:table-row>
              <table:table-cell office:value-type="float" office:value="0.001">
                <text:p>0.001</text:p>
              </table:table-cell>
              <table:table-cell office:value-type="float" office:value="3.96781066787266">
                <text:p>3.96781066787266</text:p>
              </table:table-cell>
              <table:table-cell office:value-type="float" office:value="0.500425562233234">
                <text:p>0.500425562233234</text:p>
              </table:table-cell>
              <table:table-cell office:value-type="float" office:value="0.500425562233234">
                <text:p>0.500425562233234</text:p>
              </table:table-cell>
              <table:table-cell office:value-type="float" office:value="0.81262224049794">
                <text:p>0.81262224049794</text:p>
              </table:table-cell>
              <table:table-cell office:value-type="float" office:value="0.0760735345274655">
                <text:p>0.0760735345274655</text:p>
              </table:table-cell>
              <table:table-cell office:value-type="float" office:value="0.464059249385374">
                <text:p>0.464059249385374</text:p>
              </table:table-cell>
              <table:table-cell office:value-type="float" office:value="0.0667328290407689">
                <text:p>0.0667328290407689</text:p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3.98262413601134">
                <text:p>3.98262413601134</text:p>
              </table:table-cell>
              <table:table-cell office:value-type="float" office:value="0.486948455194218">
                <text:p>0.486948455194218</text:p>
              </table:table-cell>
              <table:table-cell office:value-type="float" office:value="0.486948455194218">
                <text:p>0.486948455194218</text:p>
              </table:table-cell>
              <table:table-cell office:value-type="float" office:value="0.919747305195354">
                <text:p>0.919747305195354</text:p>
              </table:table-cell>
              <table:table-cell office:value-type="float" office:value="0.223751587240961">
                <text:p>0.223751587240961</text:p>
              </table:table-cell>
              <table:table-cell office:value-type="float" office:value="2.39045351926594">
                <text:p>2.39045351926594</text:p>
              </table:table-cell>
              <table:table-cell office:value-type="float" office:value="2.88925074723552">
                <text:p>2.88925074723552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4.71075427687513">
                <text:p>4.71075427687513</text:p>
              </table:table-cell>
              <table:table-cell office:value-type="float" office:value="0.894871262089076">
                <text:p>0.894871262089076</text:p>
              </table:table-cell>
              <table:table-cell office:value-type="float" office:value="0.894871262089076">
                <text:p>0.894871262089076</text:p>
              </table:table-cell>
              <table:table-cell office:value-type="float" office:value="13.4289806903216">
                <text:p>13.4289806903216</text:p>
              </table:table-cell>
              <table:table-cell office:value-type="float" office:value="8.86708570112791">
                <text:p>8.86708570112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4.0397636974282">
                <text:p>24.0397636974282</text:p>
              </table:table-cell>
              <table:table-cell office:value-type="float" office:value="9.47516819591025">
                <text:p>9.47516819591025</text:p>
              </table:table-cell>
              <table:table-cell office:value-type="float" office:value="9.47516819591025">
                <text:p>9.4751681959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